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fr" fo:country="FR" style:text-underline-style="solid" style:text-underline-width="auto" style:text-underline-color="font-color" fo:font-weight="bold" officeooo:rsid="000aa9ea" officeooo:paragraph-rsid="000aa9ea" style:font-size-asian="24pt" style:font-weight-asian="bold" style:font-size-complex="24pt" style:font-weight-complex="bold"/>
    </style:style>
    <style:style style:name="P2" style:family="paragraph" style:parent-style-name="Standard" style:list-style-name="">
      <style:paragraph-properties fo:line-height="150%" fo:text-align="justify" style:justify-single-word="false"/>
      <style:text-properties fo:font-size="14pt" fo:language="fr" fo:country="FR" style:text-underline-style="solid" style:text-underline-width="auto" style:text-underline-color="font-color" fo:font-weight="normal" officeooo:paragraph-rsid="000e6e94" style:font-weight-asian="normal" style:font-weight-complex="normal"/>
    </style:style>
    <style:style style:name="P3" style:family="paragraph" style:parent-style-name="Standard" style:list-style-name="">
      <style:paragraph-properties fo:line-height="150%" fo:text-align="justify" style:justify-single-word="false"/>
      <style:text-properties fo:font-size="14pt" fo:language="fr" fo:country="FR" style:text-underline-style="solid" style:text-underline-width="auto" style:text-underline-color="font-color" fo:font-weight="normal" officeooo:rsid="0011bb0b" officeooo:paragraph-rsid="0011bb0b" style:font-weight-asian="normal" style:font-weight-complex="normal"/>
    </style:style>
    <style:style style:name="P4" style:family="paragraph" style:parent-style-name="Standard">
      <style:text-properties fo:font-size="16pt" fo:language="fr" fo:country="FR" style:text-underline-style="solid" style:text-underline-width="auto" style:text-underline-color="font-color" officeooo:rsid="000aa9ea" officeooo:paragraph-rsid="000aa9ea"/>
    </style:style>
    <style:style style:name="P5" style:family="paragraph" style:parent-style-name="Standard">
      <style:paragraph-properties fo:line-height="100%" fo:text-align="justify" style:justify-single-word="false"/>
      <style:text-properties fo:font-size="16pt" fo:language="fr" fo:country="FR" style:text-underline-style="solid" style:text-underline-width="auto" style:text-underline-color="font-color" fo:font-weight="normal" officeooo:rsid="0013881e" officeooo:paragraph-rsid="0013881e" style:font-weight-asian="normal" style:font-weight-complex="normal"/>
    </style:style>
    <style:style style:name="P6" style:family="paragraph" style:parent-style-name="Standard">
      <style:paragraph-properties fo:line-height="150%" fo:text-align="justify" style:justify-single-word="false"/>
      <style:text-properties fo:font-size="12pt" fo:language="fr" fo:country="FR" style:text-underline-style="none" fo:font-weight="normal" officeooo:rsid="0011bb0b" officeooo:paragraph-rsid="0011bb0b" style:font-weight-asian="normal" style:font-weight-complex="normal"/>
    </style:style>
    <style:style style:name="P7" style:family="paragraph" style:parent-style-name="Standard">
      <style:paragraph-properties fo:line-height="150%" fo:text-align="justify" style:justify-single-word="false"/>
      <style:text-properties fo:font-size="12pt" fo:language="fr" fo:country="FR" style:text-underline-style="none" fo:font-weight="normal" officeooo:rsid="00126d55" officeooo:paragraph-rsid="00126d55" style:font-weight-asian="normal" style:font-weight-complex="normal"/>
    </style:style>
    <style:style style:name="P8" style:family="paragraph" style:parent-style-name="Standard">
      <style:paragraph-properties fo:line-height="100%" fo:text-align="justify" style:justify-single-word="false"/>
      <style:text-properties fo:font-size="12pt" fo:language="fr" fo:country="FR" style:text-underline-style="none" fo:font-weight="normal" officeooo:rsid="00126d55" officeooo:paragraph-rsid="00126d55" style:font-weight-asian="normal" style:font-weight-complex="normal"/>
    </style:style>
    <style:style style:name="P9" style:family="paragraph" style:parent-style-name="Standard">
      <style:paragraph-properties fo:line-height="100%" fo:text-align="justify" style:justify-single-word="false"/>
      <style:text-properties fo:font-size="12pt" fo:language="fr" fo:country="FR" style:text-underline-style="none" fo:font-weight="normal" officeooo:rsid="0013881e" officeooo:paragraph-rsid="0013881e" style:font-weight-asian="normal" style:font-weight-complex="normal"/>
    </style:style>
    <style:style style:name="P10" style:family="paragraph" style:parent-style-name="Standard">
      <style:paragraph-properties fo:line-height="150%" fo:text-align="justify" style:justify-single-word="false"/>
      <style:text-properties fo:font-size="12pt" fo:language="fr" fo:country="FR" style:text-underline-style="none" fo:font-weight="normal" officeooo:rsid="00153270" officeooo:paragraph-rsid="00153270" style:font-weight-asian="normal" style:font-weight-complex="normal"/>
    </style:style>
    <style:style style:name="P11" style:family="paragraph" style:parent-style-name="Standard">
      <style:paragraph-properties fo:line-height="150%" fo:text-align="justify" style:justify-single-word="false"/>
      <style:text-properties fo:font-size="12pt" fo:language="fr" fo:country="FR" style:text-underline-style="none" fo:font-weight="normal" officeooo:rsid="0016a765" officeooo:paragraph-rsid="0016a765" style:font-weight-asian="normal" style:font-weight-complex="normal"/>
    </style:style>
    <style:style style:name="P12" style:family="paragraph" style:parent-style-name="Standard">
      <style:text-properties fo:font-size="20pt" fo:language="fr" fo:country="FR" style:text-underline-style="solid" style:text-underline-width="auto" style:text-underline-color="font-color" fo:font-weight="bold" officeooo:rsid="000aa9ea" officeooo:paragraph-rsid="000aa9ea" style:font-weight-asian="bold" style:font-weight-complex="bold"/>
    </style:style>
    <style:style style:name="P13" style:family="paragraph" style:parent-style-name="Standard">
      <style:text-properties fo:language="fr" fo:country="FR"/>
    </style:style>
    <style:style style:name="P14" style:family="paragraph" style:parent-style-name="Standard">
      <style:paragraph-properties fo:line-height="150%"/>
      <style:text-properties fo:language="fr" fo:country="FR" officeooo:rsid="000aa9ea" officeooo:paragraph-rsid="000aa9ea"/>
    </style:style>
    <style:style style:name="P15" style:family="paragraph" style:parent-style-name="Standard">
      <style:paragraph-properties fo:line-height="150%" fo:text-align="justify" style:justify-single-word="false"/>
      <style:text-properties fo:language="fr" fo:country="FR" officeooo:rsid="000c751b" officeooo:paragraph-rsid="000c751b"/>
    </style:style>
    <style:style style:name="P16" style:family="paragraph" style:parent-style-name="Standard">
      <style:paragraph-properties fo:line-height="150%" fo:text-align="justify" style:justify-single-word="false"/>
      <style:text-properties fo:language="fr" fo:country="FR" officeooo:rsid="000e6e94" officeooo:paragraph-rsid="000e6e94"/>
    </style:style>
    <style:style style:name="P17" style:family="paragraph" style:parent-style-name="Standard">
      <style:paragraph-properties fo:line-height="150%" fo:text-align="justify" style:justify-single-word="false"/>
      <style:text-properties fo:font-size="8pt" fo:language="fr" fo:country="FR" style:text-underline-style="none" fo:font-weight="normal" officeooo:rsid="0011bb0b" officeooo:paragraph-rsid="0011bb0b" style:font-weight-asian="normal" style:font-weight-complex="normal"/>
    </style:style>
    <style:style style:name="P18" style:family="paragraph" style:parent-style-name="Standard">
      <style:paragraph-properties fo:padding="0.074cm" fo:border-left="none" fo:border-right="none" fo:border-top="none" fo:border-bottom="0.99pt solid #000000" style:join-border="false"/>
      <style:text-properties fo:language="fr" fo:country="FR"/>
    </style:style>
    <style:style style:name="P19" style:family="paragraph" style:parent-style-name="Standard">
      <style:paragraph-properties fo:margin-top="0cm" fo:margin-bottom="0cm" loext:contextual-spacing="false" fo:line-height="150%" fo:text-align="justify" style:justify-single-word="false"/>
      <style:text-properties fo:language="fr" fo:country="FR" officeooo:rsid="000e6e94" officeooo:paragraph-rsid="000e6e94"/>
    </style:style>
    <style:style style:name="P20" style:family="paragraph" style:parent-style-name="Standard">
      <style:paragraph-properties fo:margin-top="0cm" fo:margin-bottom="0cm" loext:contextual-spacing="false" fo:line-height="150%" fo:text-align="justify" style:justify-single-word="false"/>
      <style:text-properties fo:language="fr" fo:country="FR" officeooo:rsid="00101faf" officeooo:paragraph-rsid="00101faf"/>
    </style:style>
    <style:style style:name="P21" style:family="paragraph" style:parent-style-name="Standard">
      <style:paragraph-properties fo:margin-top="0cm" fo:margin-bottom="0cm" loext:contextual-spacing="false" fo:line-height="150%" fo:text-align="justify" style:justify-single-word="false"/>
      <style:text-properties fo:language="fr" fo:country="FR" officeooo:rsid="0011bb0b" officeooo:paragraph-rsid="0011bb0b"/>
    </style:style>
    <style:style style:name="P22" style:family="paragraph" style:parent-style-name="Standard">
      <style:paragraph-properties fo:margin-top="0cm" fo:margin-bottom="0cm" loext:contextual-spacing="false" fo:line-height="150%" fo:text-align="justify" style:justify-single-word="false"/>
      <style:text-properties fo:font-size="8pt" fo:language="fr" fo:country="FR" officeooo:rsid="00101faf" officeooo:paragraph-rsid="00101faf"/>
    </style:style>
    <style:style style:name="P23" style:family="paragraph" style:parent-style-name="Standard">
      <style:paragraph-properties fo:margin-top="0cm" fo:margin-bottom="0cm" loext:contextual-spacing="false" fo:line-height="150%" fo:text-align="justify" style:justify-single-word="false"/>
      <style:text-properties fo:font-size="8pt" fo:language="fr" fo:country="FR" officeooo:rsid="00101faf" officeooo:paragraph-rsid="0011bb0b"/>
    </style:style>
    <style:style style:name="P24" style:family="paragraph" style:parent-style-name="Standard" style:list-style-name="L1">
      <style:paragraph-properties fo:line-height="150%" fo:text-align="justify" style:justify-single-word="false" fo:break-before="page"/>
      <style:text-properties fo:font-size="14pt" fo:language="fr" fo:country="FR" style:text-underline-style="solid" style:text-underline-width="auto" style:text-underline-color="font-color" fo:font-weight="normal" officeooo:paragraph-rsid="000e6e94" style:font-weight-asian="normal" style:font-weight-complex="normal"/>
    </style:style>
    <style:style style:name="P25" style:family="paragraph" style:parent-style-name="Standard" style:list-style-name="L1">
      <style:paragraph-properties fo:line-height="150%" fo:text-align="justify" style:justify-single-word="false" fo:break-before="page"/>
      <style:text-properties fo:font-size="14pt" fo:language="fr" fo:country="FR" style:text-underline-style="solid" style:text-underline-width="auto" style:text-underline-color="font-color" fo:font-weight="normal" officeooo:rsid="0011bb0b" officeooo:paragraph-rsid="0011bb0b" style:font-weight-asian="normal" style:font-weight-complex="normal"/>
    </style:style>
    <style:style style:name="P26" style:family="paragraph" style:parent-style-name="Standard">
      <style:paragraph-properties fo:line-height="100%" fo:text-align="justify" style:justify-single-word="false" fo:break-before="page"/>
      <style:text-properties fo:font-size="20pt" fo:language="fr" fo:country="FR" style:text-underline-style="solid" style:text-underline-width="auto" style:text-underline-color="font-color" fo:font-weight="bold" officeooo:rsid="0013881e" officeooo:paragraph-rsid="0013881e" style:font-weight-asian="bold" style:font-weight-complex="bold"/>
    </style:style>
    <style:style style:name="P27" style:family="paragraph" style:parent-style-name="Header">
      <style:text-properties fo:language="fr" fo:country="FR" officeooo:rsid="000aa9ea" officeooo:paragraph-rsid="000aa9ea"/>
    </style:style>
    <style:style style:name="T1" style:family="text">
      <style:text-properties officeooo:rsid="000c751b"/>
    </style:style>
    <style:style style:name="T2" style:family="text">
      <style:text-properties officeooo:rsid="000e6e94"/>
    </style:style>
    <style:style style:name="T3" style:family="text">
      <style:text-properties officeooo:rsid="0011bb0b"/>
    </style:style>
    <style:style style:name="T4" style:family="text">
      <style:text-properties style:text-position="sub 58%"/>
    </style:style>
    <style:style style:name="T5" style:family="text">
      <style:text-properties style:text-position="super 58%"/>
    </style:style>
    <style:style style:name="T6" style:family="text">
      <style:text-properties officeooo:rsid="00126d55"/>
    </style:style>
    <style:style style:name="T7" style:family="text">
      <style:text-properties officeooo:rsid="001364f4"/>
    </style:style>
    <style:style style:name="T8" style:family="text">
      <style:text-properties officeooo:rsid="0016a765"/>
    </style:style>
    <text:list-style style:name="L1">
      <text:list-level-style-number text:level="1" style:num-suffix="." style:num-format="I">
        <style:list-level-properties text:list-level-position-and-space-mode="label-alignment" fo:text-align="center">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fo:text-align="center">
          <style:list-level-label-alignment text:label-followed-by="listtab" text:list-tab-stop-position="2.54cm" fo:text-indent="-0.635cm" fo:margin-left="2.54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ST de SVT</text:p>
      <text:p text:style-name="P18"/>
      <text:p text:style-name="P13"/>
      <text:p text:style-name="P13"/>
      <text:p text:style-name="P13"/>
      <text:p text:style-name="P13"/>
      <text:p text:style-name="P18"/>
      <text:p text:style-name="P13"/>
      <text:p text:style-name="P13"/>
      <text:p text:style-name="P12">Exercice 1 :</text:p>
      <text:p text:style-name="P4">Restitution organisée des connaissances</text:p>
      <text:p text:style-name="P14"/>
      <text:p text:style-name="P14"/>
      <text:p text:style-name="P15">En étudiant les altitudes moyennes à la surface de la Terre, on observe que les continents ont une altitude moyenne de 100m, et que les océans ont une altitude moyenne de –4700m. On en déduit alors que les caractéristiques de la croûte continentale sont différentes de celles de la croûte océanique. </text:p>
      <text:p text:style-name="P15">La question que nous nous posons est : « <text:span text:style-name="T2">E</text:span>n quoi <text:span text:style-name="T2">les différentes caractéristiques de chaque croûte </text:span>expliquent-elles cette différence d’altitudes moyennes ? »</text:p>
      <text:p text:style-name="P15">Pour y répondre, nous nous intéresserons d’abord aux caractéristiques de la croûte continentale au niveau d’une chaîne de montagne<text:span text:style-name="T2">s</text:span>, avant de comparer les caractéristiques de la croûte continentale avec celles de croûte océanique afin d’expliquer ces différences d’altitude.</text:p>
      <text:p text:style-name="P15"/>
      <text:p text:style-name="P2"/>
      <text:list xml:id="list6023161647072759620" text:style-name="L1">
        <text:list-item>
          <text:p text:style-name="P24"><text:span text:style-name="T2">Caractéristiques de la croûte continentale au niveau d’une chaîne de montagnes</text:span></text:p>
        </text:list-item>
      </text:list>
      <text:p text:style-name="P19">Au niveau des chaînes de montagnes, on constate que l’épaisseur de la croûte est en excès. On s’attend donc à y observer des anomalies positives. Or, on y observe des anomalies négatives. On en déduit alors que l’excès de masse est compensé par un déficit de masse en profondeur. Cette compensation permettant l’équilibre entre la lithosphère et l’asthénosphère se nomme le phénomène d’isostasie.</text:p>
      <text:p text:style-name="P20">Là dessus, deux chercheurs, Airy et Pratt, ont donné chacun une explication, qu’on appelle modèle.</text:p>
      <text:p text:style-name="P20">D’après le modèle d’Airy, la croûte et le manteau conservent leurs densités respectives (2,7 pour la croûte, 3,3 pour le manteau). Dès lors, l’épaississement de la croûte continentale serait accompagnée d’un dés-épaississement du manteau sur une surface de compensation. Ainsi, dans une zone où la croûte continentale est épaisse, le manteau est peu épais, et dans une zone où la croûte est peu épaisse, le manteau est plus épais. Mais d’après ce modèle, le manteau ne peut supporter l’excès de masse de la croûte. De fait, il existerait une racine crustale sur laquelle « flotte » la croûte continentale. Et l’épaisseur de cette racine varierait en fonction de l’épaisseur de la croûte.</text:p>
      <text:p text:style-name="P22"><text:tab/><text:span text:style-name="T3">Cf schéma du modèle d’Airy</text:span></text:p>
      <text:p text:style-name="P20">En revanche, d’après le modèle de Pratt, l’épaississement de la croûte continentale serait accompagnée par une diminution de la densité de cette dernière, sur une surface de compensation. Ainsi, dans une zone où la croûte continentale est épaisse, la densité de cette croûte est moins dense que dans une zone où la croûte est moins épaisse.</text:p>
      <text:p text:style-name="P23"><text:tab/><text:span text:style-name="T3">Cf schéma du modèle de Pratt</text:span></text:p>
      <text:p text:style-name="P20">Le modèle qui s’applique au domaine continental est le modèle d’Airy.</text:p>
      <text:p text:style-name="P20"/>
      <text:p text:style-name="P21">Nous savons maintenant que l’altitude au niveau des continents varie en fonction de l’épaisseur de la croûte. En comparant les caractéristiques de la croûte continentale avec celles de la croûte océanique, nous pourrons peut-être comprendre cette différence d’altitudes.</text:p>
      <text:p text:style-name="P16"/>
      <text:p text:style-name="P3"/>
      <text:list xml:id="list120639839879432" text:continue-numbering="true" text:style-name="L1">
        <text:list-item>
          <text:p text:style-name="P25">Explication des différences d’altitude moyenne entre les continents et les océans</text:p>
        </text:list-item>
      </text:list>
      <text:p text:style-name="P6">Tout d’abord, la densité de la croûte océanique (3,0) est plus grande que celle de la croûte continentale (2,7). Cela indique que les roches qui composent l’une ne sont pas les même pour l’autre : Les roches de la croûte océanique, de celle en surface à celle en profondeur, sont des roches sédimentaires, puis du basalte, puis du gabbro. En revanche, la croûte continentale est constituée d’une plus grande variété de roches, mais toutes sont assez proches du granite.</text:p>
      <text:p text:style-name="P6">Ensuite, la moyenne de l’épaisseur de la croûte océanique (10m) est moins importante que celle de la croûte continentale (30m). En appliquant le principe d’isostasie, on <text:span text:style-name="T6">en déduit que l’altitude de la surface terrestre au niveau des océans est plus faible que celle au niveau des continents.</text:span></text:p>
      <text:p text:style-name="P17"><text:tab/><text:span text:style-name="T7">Cf schéma de la structure géologique d’un océan et d’un continent</text:span></text:p>
      <text:p text:style-name="P6"/>
      <text:p text:style-name="P7">En résumé, l’altitude terrestre dans une zone au niveau des continents dépend de l’épaisseur de la croûte de cette zone, influant l’épaisseur du manteau dans cette même zone, par un phénomène d’isostasie. Et le fait que la croûte océanique soit plus dense et moins épaisse que <text:span text:style-name="T7">la croûte continentale fait que l’altitude terrestre au niveau des océans est plus faible que celle au niveau des continents.</text:span></text:p>
      <text:p text:style-name="P8"/>
      <text:p text:style-name="P8"/>
      <text:p text:style-name="P26">Exercice 2 :</text:p>
      <text:p text:style-name="P5">Type 2-II</text:p>
      <text:p text:style-name="P9"/>
      <text:p text:style-name="P10">À partir de -120 à -130 millions d’années, la plaque lithosphérique indienne a migré en direction de la plaque eurasiatique, jusqu’à provoquer la formation d’une chaîne de montagne.</text:p>
      <text:p text:style-name="P10">On cherche à montrer que cette chaîne est le résultat de la fermeture d’un domaine océanique et de la convergence des deux plaques lithosphériques.</text:p>
      <text:p text:style-name="P10"/>
      <text:p text:style-name="P10">Dans les documents 1 et 2, je constate <text:span text:style-name="T8">la présence d’ophiolites. Or, je sais les ophiolites sont des roches océaniques situés dans la croûte continental. De même, je constate qu’il y a également des sédiments marins. J’en déduis qu’il y avait un ancien océan entre les plaques indienne et eurasiatique.</text:span></text:p>
      <text:p text:style-name="P11">Aussi, dans le document 1, j’observe la présence de chevauchements. Et je sais qu’un chevauchement implique un raccourcissement horizontal et l’apparition d’un relief. J’en déduis que les deux plaques ont convergé, et que les chaînes de montagnes sont le résultat de l’apparition des reliefs.</text:p>
      <text:p text:style-name="P11">Dans le document 2, j’ai remarqué des petites flèches et j’ai interprété qu’elles indiquent la présence de failles inverses. J’en ai également déduis la convergence des deux plaques.</text:p>
      <text:p text:style-name="P11">Le document 3 m’indique que parmi les ophiolites, certains métagabbros contiennent à la fois du glaucophane et de la jadéite. Je sais que le glaucophane appartient au faciès schistes bleus, que la jadéite appartient au faciès éclogite, que tous deux se forment sous l’effet d’une augmentation de la pression donc de la profondeur, et que leurs formations impliquent aussi une déshydratation de la roche. J’en déduis que ces roches sont issues d’une zone de subduction, que ce sont donc des roches issues d’un ancien océan.</text:p>
      <text:p text:style-name="P11"/>
      <text:p text:style-name="P11">À partir de toutes ces informations, j’en déduis qu’il y avait un ancien océan entre les plaques indienne et eurasiatique, que lorsqu’il y a eu la migration de la plaque indienne, il y a eu une convergence entre les plaques, une subduction plus précisément, et que en convergent, les domaines continentaux se sont croisés, fermant le domaine océanique, et les chevauchements ont provoqué la formation des chaînes de montag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aa9ea" officeooo:paragraph-rsid="000aa9ea"/>
    </style:style>
    <style:style style:name="MT1" style:family="text">
      <style:text-properties officeooo:rsid="000c751b"/>
    </style:style>
    <style:style style:name="MT2" style:family="text">
      <style:text-properties style:text-position="super 58%"/>
    </style:style>
    <style:style style:name="MT3"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GARNIER<text:tab/><text:tab/>Vendredi 12 Octobre 2018</text:p>
        <text:p text:style-name="MP1">Thomas</text:p>
        <text:p text:style-name="MP1">TS3<text:tab/><text:tab/><text:span text:style-name="MT1">Mme. Rousseau</text:span></text:p>
      </style:header>
      <style:footer>
        <text:p text:style-name="Footer"><text:tab/><text:span text:style-name="MT2"><text:page-number text:select-page="current">3</text:page-number></text:span>/<text:span text:style-name="MT3"><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09:18:52.365000000</meta:creation-date>
    <dc:date>2018-10-12T12:06:39.517000000</dc:date>
    <meta:editing-duration>PT6S</meta:editing-duration>
    <meta:editing-cycles>1</meta:editing-cycles>
    <meta:document-statistic meta:table-count="0" meta:image-count="0" meta:object-count="0" meta:page-count="4" meta:paragraph-count="33" meta:word-count="999" meta:character-count="6234" meta:non-whitespace-character-count="5263"/>
    <meta:generator>LibreOffice/5.1.6.2$Windows_x86 LibreOffice_project/07ac168c60a517dba0f0d7bc7540f5afa45f0909</meta:generator>
  </office:meta>
</office:document-meta>
</file>